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uginFileReader.readPluginClass( InputStream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luginFileReader.stripCommentAndWhitespace( String 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